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sup>
      <mi>e</mi>
      <mrow>
        <mrow/>
        <mo stretchy="false">∗</mo>
        <mrow/>
      </mrow>
    </msup>
    <annotation encoding="StarMath 5.0">e^{&lt;*&gt;}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6T14:42:42.590043816</meta:creation-date>
    <dc:date>2025-04-16T15:00:10.548510238</dc:date>
    <meta:editing-duration>PT17M28S</meta:editing-duration>
    <meta:editing-cycles>1</meta:editing-cycles>
    <meta:generator>LibreOffice/7.6.7.2$Linux_X86_64 LibreOffice_project/60$Build-2</meta:generator>
  </office:meta>
</office:document-meta>
</file>